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text-properties fo:color="#0000ff"/>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paragraph-properties fo:line-height="115%" fo:text-align="justify" style:justify-single-word="false" fo:break-before="auto" fo:break-after="auto" style:writing-mode="lr-tb"/>
      <style:text-properties fo:color="#0000ff"/>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style:text-underline-style="solid" style:text-underline-width="auto" style:text-underline-color="font-color"/>
    </style:style>
    <style:style style:name="T6" style:family="text">
      <style:text-properties fo:color="#0000ff"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officeooo:rsid="000fcb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vM: Kwestia ilustracji: najlepiej okładki utworów L-Traina, doślę niebawem.</text:span></text:p>
      <text:p text:style-name="P1"/>
      <text:p text:style-name="P1">Obrazki do wyboru:</text:p>
      <text:p text:style-name="P1"><text:a xlink:type="simple" xlink:href="http://anadukune.deviantart.com/art/Musical-Anomaly-469130064" text:style-name="Internet_20_link" text:visited-style-name="Visited_20_Internet_20_Link">http</text:a><text:a xlink:type="simple" xlink:href="http://anadukune.deviantart.com/art/Musical-Anomaly-469130064" text:style-name="Internet_20_link" text:visited-style-name="Visited_20_Internet_20_Link">://</text:a><text:a xlink:type="simple" xlink:href="http://anadukune.deviantart.com/art/Musical-Anomaly-469130064" text:style-name="Internet_20_link" text:visited-style-name="Visited_20_Internet_20_Link">anadukune</text:a><text:a xlink:type="simple" xlink:href="http://anadukune.deviantart.com/art/Musical-Anomaly-469130064" text:style-name="Internet_20_link" text:visited-style-name="Visited_20_Internet_20_Link">.</text:a><text:a xlink:type="simple" xlink:href="http://anadukune.deviantart.com/art/Musical-Anomaly-469130064" text:style-name="Internet_20_link" text:visited-style-name="Visited_20_Internet_20_Link">deviantart</text:a><text:a xlink:type="simple" xlink:href="http://anadukune.deviantart.com/art/Musical-Anomaly-469130064" text:style-name="Internet_20_link" text:visited-style-name="Visited_20_Internet_20_Link">.</text:a><text:a xlink:type="simple" xlink:href="http://anadukune.deviantart.com/art/Musical-Anomaly-469130064" text:style-name="Internet_20_link" text:visited-style-name="Visited_20_Internet_20_Link">com</text:a><text:a xlink:type="simple" xlink:href="http://anadukune.deviantart.com/art/Musical-Anomaly-469130064" text:style-name="Internet_20_link" text:visited-style-name="Visited_20_Internet_20_Link">/</text:a><text:a xlink:type="simple" xlink:href="http://anadukune.deviantart.com/art/Musical-Anomaly-469130064" text:style-name="Internet_20_link" text:visited-style-name="Visited_20_Internet_20_Link">art</text:a><text:a xlink:type="simple" xlink:href="http://anadukune.deviantart.com/art/Musical-Anomaly-469130064" text:style-name="Internet_20_link" text:visited-style-name="Visited_20_Internet_20_Link">/</text:a><text:a xlink:type="simple" xlink:href="http://anadukune.deviantart.com/art/Musical-Anomaly-469130064" text:style-name="Internet_20_link" text:visited-style-name="Visited_20_Internet_20_Link">Musical</text:a><text:a xlink:type="simple" xlink:href="http://anadukune.deviantart.com/art/Musical-Anomaly-469130064" text:style-name="Internet_20_link" text:visited-style-name="Visited_20_Internet_20_Link">-</text:a><text:a xlink:type="simple" xlink:href="http://anadukune.deviantart.com/art/Musical-Anomaly-469130064" text:style-name="Internet_20_link" text:visited-style-name="Visited_20_Internet_20_Link">Anomaly</text:a><text:a xlink:type="simple" xlink:href="http://anadukune.deviantart.com/art/Musical-Anomaly-469130064" text:style-name="Internet_20_link" text:visited-style-name="Visited_20_Internet_20_Link">-469130064</text:a></text:p>
      <text:p text:style-name="P1"><text:a xlink:type="simple" xlink:href="http://anadukune.deviantart.com/art/Chaos-by-his-Touch-300765257" text:style-name="Internet_20_link" text:visited-style-name="Visited_20_Internet_20_Link">http</text:a><text:a xlink:type="simple" xlink:href="http://anadukune.deviantart.com/art/Chaos-by-his-Touch-300765257" text:style-name="Internet_20_link" text:visited-style-name="Visited_20_Internet_20_Link">://</text:a><text:a xlink:type="simple" xlink:href="http://anadukune.deviantart.com/art/Chaos-by-his-Touch-300765257" text:style-name="Internet_20_link" text:visited-style-name="Visited_20_Internet_20_Link">anadukune</text:a><text:a xlink:type="simple" xlink:href="http://anadukune.deviantart.com/art/Chaos-by-his-Touch-300765257" text:style-name="Internet_20_link" text:visited-style-name="Visited_20_Internet_20_Link">.</text:a><text:a xlink:type="simple" xlink:href="http://anadukune.deviantart.com/art/Chaos-by-his-Touch-300765257" text:style-name="Internet_20_link" text:visited-style-name="Visited_20_Internet_20_Link">deviantart</text:a><text:a xlink:type="simple" xlink:href="http://anadukune.deviantart.com/art/Chaos-by-his-Touch-300765257" text:style-name="Internet_20_link" text:visited-style-name="Visited_20_Internet_20_Link">.</text:a><text:a xlink:type="simple" xlink:href="http://anadukune.deviantart.com/art/Chaos-by-his-Touch-300765257" text:style-name="Internet_20_link" text:visited-style-name="Visited_20_Internet_20_Link">com</text:a><text:a xlink:type="simple" xlink:href="http://anadukune.deviantart.com/art/Chaos-by-his-Touch-300765257" text:style-name="Internet_20_link" text:visited-style-name="Visited_20_Internet_20_Link">/</text:a><text:a xlink:type="simple" xlink:href="http://anadukune.deviantart.com/art/Chaos-by-his-Touch-300765257" text:style-name="Internet_20_link" text:visited-style-name="Visited_20_Internet_20_Link">art</text:a><text:a xlink:type="simple" xlink:href="http://anadukune.deviantart.com/art/Chaos-by-his-Touch-300765257" text:style-name="Internet_20_link" text:visited-style-name="Visited_20_Internet_20_Link">/</text:a><text:a xlink:type="simple" xlink:href="http://anadukune.deviantart.com/art/Chaos-by-his-Touch-300765257" text:style-name="Internet_20_link" text:visited-style-name="Visited_20_Internet_20_Link">Chaos</text:a><text:a xlink:type="simple" xlink:href="http://anadukune.deviantart.com/art/Chaos-by-his-Touch-300765257" text:style-name="Internet_20_link" text:visited-style-name="Visited_20_Internet_20_Link">-</text:a><text:a xlink:type="simple" xlink:href="http://anadukune.deviantart.com/art/Chaos-by-his-Touch-300765257" text:style-name="Internet_20_link" text:visited-style-name="Visited_20_Internet_20_Link">by</text:a><text:a xlink:type="simple" xlink:href="http://anadukune.deviantart.com/art/Chaos-by-his-Touch-300765257" text:style-name="Internet_20_link" text:visited-style-name="Visited_20_Internet_20_Link">-</text:a><text:a xlink:type="simple" xlink:href="http://anadukune.deviantart.com/art/Chaos-by-his-Touch-300765257" text:style-name="Internet_20_link" text:visited-style-name="Visited_20_Internet_20_Link">his</text:a><text:a xlink:type="simple" xlink:href="http://anadukune.deviantart.com/art/Chaos-by-his-Touch-300765257" text:style-name="Internet_20_link" text:visited-style-name="Visited_20_Internet_20_Link">-</text:a><text:a xlink:type="simple" xlink:href="http://anadukune.deviantart.com/art/Chaos-by-his-Touch-300765257" text:style-name="Internet_20_link" text:visited-style-name="Visited_20_Internet_20_Link">Touch</text:a><text:a xlink:type="simple" xlink:href="http://anadukune.deviantart.com/art/Chaos-by-his-Touch-300765257" text:style-name="Internet_20_link" text:visited-style-name="Visited_20_Internet_20_Link">-300765257</text:a></text:p>
      <text:p text:style-name="P1"><text:a xlink:type="simple" xlink:href="http://anadukune.deviantart.com/art/L-Train-Commission-354187389" text:style-name="Internet_20_link" text:visited-style-name="Visited_20_Internet_20_Link">http</text:a><text:a xlink:type="simple" xlink:href="http://anadukune.deviantart.com/art/L-Train-Commission-354187389" text:style-name="Internet_20_link" text:visited-style-name="Visited_20_Internet_20_Link">://</text:a><text:a xlink:type="simple" xlink:href="http://anadukune.deviantart.com/art/L-Train-Commission-354187389" text:style-name="Internet_20_link" text:visited-style-name="Visited_20_Internet_20_Link">anadukune</text:a><text:a xlink:type="simple" xlink:href="http://anadukune.deviantart.com/art/L-Train-Commission-354187389" text:style-name="Internet_20_link" text:visited-style-name="Visited_20_Internet_20_Link">.</text:a><text:a xlink:type="simple" xlink:href="http://anadukune.deviantart.com/art/L-Train-Commission-354187389" text:style-name="Internet_20_link" text:visited-style-name="Visited_20_Internet_20_Link">deviantart</text:a><text:a xlink:type="simple" xlink:href="http://anadukune.deviantart.com/art/L-Train-Commission-354187389" text:style-name="Internet_20_link" text:visited-style-name="Visited_20_Internet_20_Link">.</text:a><text:a xlink:type="simple" xlink:href="http://anadukune.deviantart.com/art/L-Train-Commission-354187389" text:style-name="Internet_20_link" text:visited-style-name="Visited_20_Internet_20_Link">com</text:a><text:a xlink:type="simple" xlink:href="http://anadukune.deviantart.com/art/L-Train-Commission-354187389" text:style-name="Internet_20_link" text:visited-style-name="Visited_20_Internet_20_Link">/</text:a><text:a xlink:type="simple" xlink:href="http://anadukune.deviantart.com/art/L-Train-Commission-354187389" text:style-name="Internet_20_link" text:visited-style-name="Visited_20_Internet_20_Link">art</text:a><text:a xlink:type="simple" xlink:href="http://anadukune.deviantart.com/art/L-Train-Commission-354187389" text:style-name="Internet_20_link" text:visited-style-name="Visited_20_Internet_20_Link">/</text:a><text:a xlink:type="simple" xlink:href="http://anadukune.deviantart.com/art/L-Train-Commission-354187389" text:style-name="Internet_20_link" text:visited-style-name="Visited_20_Internet_20_Link">L</text:a><text:a xlink:type="simple" xlink:href="http://anadukune.deviantart.com/art/L-Train-Commission-354187389" text:style-name="Internet_20_link" text:visited-style-name="Visited_20_Internet_20_Link">-</text:a><text:a xlink:type="simple" xlink:href="http://anadukune.deviantart.com/art/L-Train-Commission-354187389" text:style-name="Internet_20_link" text:visited-style-name="Visited_20_Internet_20_Link">Train</text:a><text:a xlink:type="simple" xlink:href="http://anadukune.deviantart.com/art/L-Train-Commission-354187389" text:style-name="Internet_20_link" text:visited-style-name="Visited_20_Internet_20_Link">-</text:a><text:a xlink:type="simple" xlink:href="http://anadukune.deviantart.com/art/L-Train-Commission-354187389" text:style-name="Internet_20_link" text:visited-style-name="Visited_20_Internet_20_Link">Commission</text:a><text:a xlink:type="simple" xlink:href="http://anadukune.deviantart.com/art/L-Train-Commission-354187389" text:style-name="Internet_20_link" text:visited-style-name="Visited_20_Internet_20_Link">-354187389</text:a> &lt;- portret L-Traina, ten obrazek musi się znaleźć.</text:p>
      <text:p text:style-name="P1"><text:a xlink:type="simple" xlink:href="https://derpibooru.org/4894" text:style-name="Internet_20_link" text:visited-style-name="Visited_20_Internet_20_Link">https</text:a><text:a xlink:type="simple" xlink:href="https://derpibooru.org/4894" text:style-name="Internet_20_link" text:visited-style-name="Visited_20_Internet_20_Link">://</text:a><text:a xlink:type="simple" xlink:href="https://derpibooru.org/4894" text:style-name="Internet_20_link" text:visited-style-name="Visited_20_Internet_20_Link">derpibooru</text:a><text:a xlink:type="simple" xlink:href="https://derpibooru.org/4894" text:style-name="Internet_20_link" text:visited-style-name="Visited_20_Internet_20_Link">.</text:a><text:a xlink:type="simple" xlink:href="https://derpibooru.org/4894" text:style-name="Internet_20_link" text:visited-style-name="Visited_20_Internet_20_Link">org</text:a><text:a xlink:type="simple" xlink:href="https://derpibooru.org/4894" text:style-name="Internet_20_link" text:visited-style-name="Visited_20_Internet_20_Link">/4894</text:a></text:p>
      <text:p text:style-name="P1"><text:a xlink:type="simple" xlink:href="http://gen-jack-oneill.deviantart.com/art/We-re-Getting-the-Band-Back-Together-289408459" text:style-name="Internet_20_link" text:visited-style-name="Visited_20_Internet_20_Link">http</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gen</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jack</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oneill</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deviantart</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com</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art</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We</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re</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Getting</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the</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Band</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Back</text:a><text:a xlink:type="simple" xlink:href="http://gen-jack-oneill.deviantart.com/art/We-re-Getting-the-Band-Back-Together-289408459" text:style-name="Internet_20_link" text:visited-style-name="Visited_20_Internet_20_Link">-</text:a><text:a xlink:type="simple" xlink:href="http://gen-jack-oneill.deviantart.com/art/We-re-Getting-the-Band-Back-Together-289408459" text:style-name="Internet_20_link" text:visited-style-name="Visited_20_Internet_20_Link">Together</text:a><text:a xlink:type="simple" xlink:href="http://gen-jack-oneill.deviantart.com/art/We-re-Getting-the-Band-Back-Together-289408459" text:style-name="Internet_20_link" text:visited-style-name="Visited_20_Internet_20_Link">-289408459</text:a></text:p>
      <text:p text:style-name="P1"><text:a xlink:type="simple" xlink:href="http://jiayi.deviantart.com/art/Magic-Duel-341025166" text:style-name="Internet_20_link" text:visited-style-name="Visited_20_Internet_20_Link">http</text:a><text:a xlink:type="simple" xlink:href="http://jiayi.deviantart.com/art/Magic-Duel-341025166" text:style-name="Internet_20_link" text:visited-style-name="Visited_20_Internet_20_Link">://</text:a><text:a xlink:type="simple" xlink:href="http://jiayi.deviantart.com/art/Magic-Duel-341025166" text:style-name="Internet_20_link" text:visited-style-name="Visited_20_Internet_20_Link">jiayi</text:a><text:a xlink:type="simple" xlink:href="http://jiayi.deviantart.com/art/Magic-Duel-341025166" text:style-name="Internet_20_link" text:visited-style-name="Visited_20_Internet_20_Link">.</text:a><text:a xlink:type="simple" xlink:href="http://jiayi.deviantart.com/art/Magic-Duel-341025166" text:style-name="Internet_20_link" text:visited-style-name="Visited_20_Internet_20_Link">deviantart</text:a><text:a xlink:type="simple" xlink:href="http://jiayi.deviantart.com/art/Magic-Duel-341025166" text:style-name="Internet_20_link" text:visited-style-name="Visited_20_Internet_20_Link">.</text:a><text:a xlink:type="simple" xlink:href="http://jiayi.deviantart.com/art/Magic-Duel-341025166" text:style-name="Internet_20_link" text:visited-style-name="Visited_20_Internet_20_Link">com</text:a><text:a xlink:type="simple" xlink:href="http://jiayi.deviantart.com/art/Magic-Duel-341025166" text:style-name="Internet_20_link" text:visited-style-name="Visited_20_Internet_20_Link">/</text:a><text:a xlink:type="simple" xlink:href="http://jiayi.deviantart.com/art/Magic-Duel-341025166" text:style-name="Internet_20_link" text:visited-style-name="Visited_20_Internet_20_Link">art</text:a><text:a xlink:type="simple" xlink:href="http://jiayi.deviantart.com/art/Magic-Duel-341025166" text:style-name="Internet_20_link" text:visited-style-name="Visited_20_Internet_20_Link">/</text:a><text:a xlink:type="simple" xlink:href="http://jiayi.deviantart.com/art/Magic-Duel-341025166" text:style-name="Internet_20_link" text:visited-style-name="Visited_20_Internet_20_Link">Magic</text:a><text:a xlink:type="simple" xlink:href="http://jiayi.deviantart.com/art/Magic-Duel-341025166" text:style-name="Internet_20_link" text:visited-style-name="Visited_20_Internet_20_Link">-</text:a><text:a xlink:type="simple" xlink:href="http://jiayi.deviantart.com/art/Magic-Duel-341025166" text:style-name="Internet_20_link" text:visited-style-name="Visited_20_Internet_20_Link">Duel</text:a><text:a xlink:type="simple" xlink:href="http://jiayi.deviantart.com/art/Magic-Duel-341025166" text:style-name="Internet_20_link" text:visited-style-name="Visited_20_Internet_20_Link">-341025166</text:a></text:p>
      <text:p text:style-name="P1"><text:a xlink:type="simple" xlink:href="http://senselesssquirrel.deviantart.com/art/Rainbow-Storm-296758727" text:style-name="Internet_20_link" text:visited-style-name="Visited_20_Internet_20_Link">http</text:a><text:a xlink:type="simple" xlink:href="http://senselesssquirrel.deviantart.com/art/Rainbow-Storm-296758727" text:style-name="Internet_20_link" text:visited-style-name="Visited_20_Internet_20_Link">://</text:a><text:a xlink:type="simple" xlink:href="http://senselesssquirrel.deviantart.com/art/Rainbow-Storm-296758727" text:style-name="Internet_20_link" text:visited-style-name="Visited_20_Internet_20_Link">senselesssquirrel</text:a><text:a xlink:type="simple" xlink:href="http://senselesssquirrel.deviantart.com/art/Rainbow-Storm-296758727" text:style-name="Internet_20_link" text:visited-style-name="Visited_20_Internet_20_Link">.</text:a><text:a xlink:type="simple" xlink:href="http://senselesssquirrel.deviantart.com/art/Rainbow-Storm-296758727" text:style-name="Internet_20_link" text:visited-style-name="Visited_20_Internet_20_Link">deviantart</text:a><text:a xlink:type="simple" xlink:href="http://senselesssquirrel.deviantart.com/art/Rainbow-Storm-296758727" text:style-name="Internet_20_link" text:visited-style-name="Visited_20_Internet_20_Link">.</text:a><text:a xlink:type="simple" xlink:href="http://senselesssquirrel.deviantart.com/art/Rainbow-Storm-296758727" text:style-name="Internet_20_link" text:visited-style-name="Visited_20_Internet_20_Link">com</text:a><text:a xlink:type="simple" xlink:href="http://senselesssquirrel.deviantart.com/art/Rainbow-Storm-296758727" text:style-name="Internet_20_link" text:visited-style-name="Visited_20_Internet_20_Link">/</text:a><text:a xlink:type="simple" xlink:href="http://senselesssquirrel.deviantart.com/art/Rainbow-Storm-296758727" text:style-name="Internet_20_link" text:visited-style-name="Visited_20_Internet_20_Link">art</text:a><text:a xlink:type="simple" xlink:href="http://senselesssquirrel.deviantart.com/art/Rainbow-Storm-296758727" text:style-name="Internet_20_link" text:visited-style-name="Visited_20_Internet_20_Link">/</text:a><text:a xlink:type="simple" xlink:href="http://senselesssquirrel.deviantart.com/art/Rainbow-Storm-296758727" text:style-name="Internet_20_link" text:visited-style-name="Visited_20_Internet_20_Link">Rainbow</text:a><text:a xlink:type="simple" xlink:href="http://senselesssquirrel.deviantart.com/art/Rainbow-Storm-296758727" text:style-name="Internet_20_link" text:visited-style-name="Visited_20_Internet_20_Link">-</text:a><text:a xlink:type="simple" xlink:href="http://senselesssquirrel.deviantart.com/art/Rainbow-Storm-296758727" text:style-name="Internet_20_link" text:visited-style-name="Visited_20_Internet_20_Link">Storm</text:a><text:a xlink:type="simple" xlink:href="http://senselesssquirrel.deviantart.com/art/Rainbow-Storm-296758727" text:style-name="Internet_20_link" text:visited-style-name="Visited_20_Internet_20_Link">-296758727</text:a></text:p>
      <text:p text:style-name="P1"><text:a xlink:type="simple" xlink:href="http://animatorphoenix.deviantart.com/art/Nightmare-Rarity-updated-435809098" text:style-name="Internet_20_link" text:visited-style-name="Visited_20_Internet_20_Link">http</text:a><text:a xlink:type="simple" xlink:href="http://animatorphoenix.deviantart.com/art/Nightmare-Rarity-updated-435809098" text:style-name="Internet_20_link" text:visited-style-name="Visited_20_Internet_20_Link">://</text:a><text:a xlink:type="simple" xlink:href="http://animatorphoenix.deviantart.com/art/Nightmare-Rarity-updated-435809098" text:style-name="Internet_20_link" text:visited-style-name="Visited_20_Internet_20_Link">animatorphoenix</text:a><text:a xlink:type="simple" xlink:href="http://animatorphoenix.deviantart.com/art/Nightmare-Rarity-updated-435809098" text:style-name="Internet_20_link" text:visited-style-name="Visited_20_Internet_20_Link">.</text:a><text:a xlink:type="simple" xlink:href="http://animatorphoenix.deviantart.com/art/Nightmare-Rarity-updated-435809098" text:style-name="Internet_20_link" text:visited-style-name="Visited_20_Internet_20_Link">deviantart</text:a><text:a xlink:type="simple" xlink:href="http://animatorphoenix.deviantart.com/art/Nightmare-Rarity-updated-435809098" text:style-name="Internet_20_link" text:visited-style-name="Visited_20_Internet_20_Link">.</text:a><text:a xlink:type="simple" xlink:href="http://animatorphoenix.deviantart.com/art/Nightmare-Rarity-updated-435809098" text:style-name="Internet_20_link" text:visited-style-name="Visited_20_Internet_20_Link">com</text:a><text:a xlink:type="simple" xlink:href="http://animatorphoenix.deviantart.com/art/Nightmare-Rarity-updated-435809098" text:style-name="Internet_20_link" text:visited-style-name="Visited_20_Internet_20_Link">/</text:a><text:a xlink:type="simple" xlink:href="http://animatorphoenix.deviantart.com/art/Nightmare-Rarity-updated-435809098" text:style-name="Internet_20_link" text:visited-style-name="Visited_20_Internet_20_Link">art</text:a><text:a xlink:type="simple" xlink:href="http://animatorphoenix.deviantart.com/art/Nightmare-Rarity-updated-435809098" text:style-name="Internet_20_link" text:visited-style-name="Visited_20_Internet_20_Link">/</text:a><text:a xlink:type="simple" xlink:href="http://animatorphoenix.deviantart.com/art/Nightmare-Rarity-updated-435809098" text:style-name="Internet_20_link" text:visited-style-name="Visited_20_Internet_20_Link">Nightmare</text:a><text:a xlink:type="simple" xlink:href="http://animatorphoenix.deviantart.com/art/Nightmare-Rarity-updated-435809098" text:style-name="Internet_20_link" text:visited-style-name="Visited_20_Internet_20_Link">-</text:a><text:a xlink:type="simple" xlink:href="http://animatorphoenix.deviantart.com/art/Nightmare-Rarity-updated-435809098" text:style-name="Internet_20_link" text:visited-style-name="Visited_20_Internet_20_Link">Rarity</text:a><text:a xlink:type="simple" xlink:href="http://animatorphoenix.deviantart.com/art/Nightmare-Rarity-updated-435809098" text:style-name="Internet_20_link" text:visited-style-name="Visited_20_Internet_20_Link">-</text:a><text:a xlink:type="simple" xlink:href="http://animatorphoenix.deviantart.com/art/Nightmare-Rarity-updated-435809098" text:style-name="Internet_20_link" text:visited-style-name="Visited_20_Internet_20_Link">updated</text:a><text:a xlink:type="simple" xlink:href="http://animatorphoenix.deviantart.com/art/Nightmare-Rarity-updated-435809098" text:style-name="Internet_20_link" text:visited-style-name="Visited_20_Internet_20_Link">-435809098</text:a></text:p>
      <text:p text:style-name="P1"><text:a xlink:type="simple" xlink:href="http://huussii.deviantart.com/art/The-Celestial-Night-457740212" text:style-name="Internet_20_link" text:visited-style-name="Visited_20_Internet_20_Link">http</text:a><text:a xlink:type="simple" xlink:href="http://huussii.deviantart.com/art/The-Celestial-Night-457740212" text:style-name="Internet_20_link" text:visited-style-name="Visited_20_Internet_20_Link">://</text:a><text:a xlink:type="simple" xlink:href="http://huussii.deviantart.com/art/The-Celestial-Night-457740212" text:style-name="Internet_20_link" text:visited-style-name="Visited_20_Internet_20_Link">huussii</text:a><text:a xlink:type="simple" xlink:href="http://huussii.deviantart.com/art/The-Celestial-Night-457740212" text:style-name="Internet_20_link" text:visited-style-name="Visited_20_Internet_20_Link">.</text:a><text:a xlink:type="simple" xlink:href="http://huussii.deviantart.com/art/The-Celestial-Night-457740212" text:style-name="Internet_20_link" text:visited-style-name="Visited_20_Internet_20_Link">deviantart</text:a><text:a xlink:type="simple" xlink:href="http://huussii.deviantart.com/art/The-Celestial-Night-457740212" text:style-name="Internet_20_link" text:visited-style-name="Visited_20_Internet_20_Link">.</text:a><text:a xlink:type="simple" xlink:href="http://huussii.deviantart.com/art/The-Celestial-Night-457740212" text:style-name="Internet_20_link" text:visited-style-name="Visited_20_Internet_20_Link">com</text:a><text:a xlink:type="simple" xlink:href="http://huussii.deviantart.com/art/The-Celestial-Night-457740212" text:style-name="Internet_20_link" text:visited-style-name="Visited_20_Internet_20_Link">/</text:a><text:a xlink:type="simple" xlink:href="http://huussii.deviantart.com/art/The-Celestial-Night-457740212" text:style-name="Internet_20_link" text:visited-style-name="Visited_20_Internet_20_Link">art</text:a><text:a xlink:type="simple" xlink:href="http://huussii.deviantart.com/art/The-Celestial-Night-457740212" text:style-name="Internet_20_link" text:visited-style-name="Visited_20_Internet_20_Link">/</text:a><text:a xlink:type="simple" xlink:href="http://huussii.deviantart.com/art/The-Celestial-Night-457740212" text:style-name="Internet_20_link" text:visited-style-name="Visited_20_Internet_20_Link">The</text:a><text:a xlink:type="simple" xlink:href="http://huussii.deviantart.com/art/The-Celestial-Night-457740212" text:style-name="Internet_20_link" text:visited-style-name="Visited_20_Internet_20_Link">-</text:a><text:a xlink:type="simple" xlink:href="http://huussii.deviantart.com/art/The-Celestial-Night-457740212" text:style-name="Internet_20_link" text:visited-style-name="Visited_20_Internet_20_Link">Celestial</text:a><text:a xlink:type="simple" xlink:href="http://huussii.deviantart.com/art/The-Celestial-Night-457740212" text:style-name="Internet_20_link" text:visited-style-name="Visited_20_Internet_20_Link">-</text:a><text:a xlink:type="simple" xlink:href="http://huussii.deviantart.com/art/The-Celestial-Night-457740212" text:style-name="Internet_20_link" text:visited-style-name="Visited_20_Internet_20_Link">Night</text:a><text:a xlink:type="simple" xlink:href="http://huussii.deviantart.com/art/The-Celestial-Night-457740212" text:style-name="Internet_20_link" text:visited-style-name="Visited_20_Internet_20_Link">-457740212</text:a></text:p>
      <text:p text:style-name="P1"><text:a xlink:type="simple" xlink:href="http://assasinmonkey.deviantart.com/art/Appleplosion-449003843" text:style-name="Internet_20_link" text:visited-style-name="Visited_20_Internet_20_Link">http</text:a><text:a xlink:type="simple" xlink:href="http://assasinmonkey.deviantart.com/art/Appleplosion-449003843" text:style-name="Internet_20_link" text:visited-style-name="Visited_20_Internet_20_Link">://</text:a><text:a xlink:type="simple" xlink:href="http://assasinmonkey.deviantart.com/art/Appleplosion-449003843" text:style-name="Internet_20_link" text:visited-style-name="Visited_20_Internet_20_Link">assasinmonkey</text:a><text:a xlink:type="simple" xlink:href="http://assasinmonkey.deviantart.com/art/Appleplosion-449003843" text:style-name="Internet_20_link" text:visited-style-name="Visited_20_Internet_20_Link">.</text:a><text:a xlink:type="simple" xlink:href="http://assasinmonkey.deviantart.com/art/Appleplosion-449003843" text:style-name="Internet_20_link" text:visited-style-name="Visited_20_Internet_20_Link">deviantart</text:a><text:a xlink:type="simple" xlink:href="http://assasinmonkey.deviantart.com/art/Appleplosion-449003843" text:style-name="Internet_20_link" text:visited-style-name="Visited_20_Internet_20_Link">.</text:a><text:a xlink:type="simple" xlink:href="http://assasinmonkey.deviantart.com/art/Appleplosion-449003843" text:style-name="Internet_20_link" text:visited-style-name="Visited_20_Internet_20_Link">com</text:a><text:a xlink:type="simple" xlink:href="http://assasinmonkey.deviantart.com/art/Appleplosion-449003843" text:style-name="Internet_20_link" text:visited-style-name="Visited_20_Internet_20_Link">/</text:a><text:a xlink:type="simple" xlink:href="http://assasinmonkey.deviantart.com/art/Appleplosion-449003843" text:style-name="Internet_20_link" text:visited-style-name="Visited_20_Internet_20_Link">art</text:a><text:a xlink:type="simple" xlink:href="http://assasinmonkey.deviantart.com/art/Appleplosion-449003843" text:style-name="Internet_20_link" text:visited-style-name="Visited_20_Internet_20_Link">/</text:a><text:a xlink:type="simple" xlink:href="http://assasinmonkey.deviantart.com/art/Appleplosion-449003843" text:style-name="Internet_20_link" text:visited-style-name="Visited_20_Internet_20_Link">Appleplosion</text:a><text:a xlink:type="simple" xlink:href="http://assasinmonkey.deviantart.com/art/Appleplosion-449003843" text:style-name="Internet_20_link" text:visited-style-name="Visited_20_Internet_20_Link">-449003843</text:a></text:p>
      <text:p text:style-name="P1"><text:a xlink:type="simple" xlink:href="http://i.ytimg.com/vi/IBvl-AdnHGY/maxresdefault.jpg" text:style-name="Internet_20_link" text:visited-style-name="Visited_20_Internet_20_Link">http</text:a><text:a xlink:type="simple" xlink:href="http://i.ytimg.com/vi/IBvl-AdnHGY/maxresdefault.jpg" text:style-name="Internet_20_link" text:visited-style-name="Visited_20_Internet_20_Link">://</text:a><text:a xlink:type="simple" xlink:href="http://i.ytimg.com/vi/IBvl-AdnHGY/maxresdefault.jpg" text:style-name="Internet_20_link" text:visited-style-name="Visited_20_Internet_20_Link">i</text:a><text:a xlink:type="simple" xlink:href="http://i.ytimg.com/vi/IBvl-AdnHGY/maxresdefault.jpg" text:style-name="Internet_20_link" text:visited-style-name="Visited_20_Internet_20_Link">.</text:a><text:a xlink:type="simple" xlink:href="http://i.ytimg.com/vi/IBvl-AdnHGY/maxresdefault.jpg" text:style-name="Internet_20_link" text:visited-style-name="Visited_20_Internet_20_Link">ytimg</text:a><text:a xlink:type="simple" xlink:href="http://i.ytimg.com/vi/IBvl-AdnHGY/maxresdefault.jpg" text:style-name="Internet_20_link" text:visited-style-name="Visited_20_Internet_20_Link">.</text:a><text:a xlink:type="simple" xlink:href="http://i.ytimg.com/vi/IBvl-AdnHGY/maxresdefault.jpg" text:style-name="Internet_20_link" text:visited-style-name="Visited_20_Internet_20_Link">com</text:a><text:a xlink:type="simple" xlink:href="http://i.ytimg.com/vi/IBvl-AdnHGY/maxresdefault.jpg" text:style-name="Internet_20_link" text:visited-style-name="Visited_20_Internet_20_Link">/</text:a><text:a xlink:type="simple" xlink:href="http://i.ytimg.com/vi/IBvl-AdnHGY/maxresdefault.jpg" text:style-name="Internet_20_link" text:visited-style-name="Visited_20_Internet_20_Link">vi</text:a><text:a xlink:type="simple" xlink:href="http://i.ytimg.com/vi/IBvl-AdnHGY/maxresdefault.jpg" text:style-name="Internet_20_link" text:visited-style-name="Visited_20_Internet_20_Link">/</text:a><text:a xlink:type="simple" xlink:href="http://i.ytimg.com/vi/IBvl-AdnHGY/maxresdefault.jpg" text:style-name="Internet_20_link" text:visited-style-name="Visited_20_Internet_20_Link">IBvl</text:a><text:a xlink:type="simple" xlink:href="http://i.ytimg.com/vi/IBvl-AdnHGY/maxresdefault.jpg" text:style-name="Internet_20_link" text:visited-style-name="Visited_20_Internet_20_Link">-</text:a><text:a xlink:type="simple" xlink:href="http://i.ytimg.com/vi/IBvl-AdnHGY/maxresdefault.jpg" text:style-name="Internet_20_link" text:visited-style-name="Visited_20_Internet_20_Link">AdnHGY</text:a><text:a xlink:type="simple" xlink:href="http://i.ytimg.com/vi/IBvl-AdnHGY/maxresdefault.jpg" text:style-name="Internet_20_link" text:visited-style-name="Visited_20_Internet_20_Link">/</text:a><text:a xlink:type="simple" xlink:href="http://i.ytimg.com/vi/IBvl-AdnHGY/maxresdefault.jpg" text:style-name="Internet_20_link" text:visited-style-name="Visited_20_Internet_20_Link">maxresdefault</text:a><text:a xlink:type="simple" xlink:href="http://i.ytimg.com/vi/IBvl-AdnHGY/maxresdefault.jpg" text:style-name="Internet_20_link" text:visited-style-name="Visited_20_Internet_20_Link">.</text:a><text:a xlink:type="simple" xlink:href="http://i.ytimg.com/vi/IBvl-AdnHGY/maxresdefault.jpg" text:style-name="Internet_20_link" text:visited-style-name="Visited_20_Internet_20_Link">jpg</text:a> -&gt; to też musi się pojawić</text:p>
      <text:p text:style-name="P1"/>
      <text:p text:style-name="P2">Warto dodać adnotację, że wszystkie obrazki użyte w tekście zostały przez L-Traina wykorzystane jako covery jest utworów.</text:p>
      <text:p text:style-name="P2"/>
      <text:p text:style-name="P2">L-Train to jeden z najbardziej znanych muzyków fandomowych. Specjalizuje się w ciężkiej nucie, metalu, rocku, choć lubi też tworzyć rzeczy inspirowane muzyką poważną. Skomponował największy muzyczny projekt naszego fandomu, czyli 25-minutową symfoniczną operę metalową „Moonrise”, opowiadającą o konflikcie Luny i Celestii sprzed tysiąca lat. W przedsięwzięcie zaangażowali się liczni artyści, w tym Secret Metal i GatoPaint. Inne znane utwory to „Endless Mist of Nightmares” o Nightmare Rarity, „A Symphonic Metal Tribute to Canterlot Wedding”, a także metalowy cover „Discorda”.</text:p>
      <text:p text:style-name="P2"/>
      <text:p text:style-name="P2"><text:span text:style-name="T7">SPIDIvonMARDER: </text:span>Przede wszystkim chciałbym spytać o powód: Dlaczego kucyki? Znamy tysiące zespołów metalowych, które osiągnęły wiele sukcesów, ale są one zdecydowanie „poważniejsze”. No wiesz, te wszystkie power metalowe utwory o zabijaniu smoków, wojnie, smutnej śmierci i miłości w stylu gotyckim bądź brutalne death metalowe kawałki o seksie i przemocy. O kucykach czasem ciężko stworzyć piosenkę, a co dopiero nagrać i sprzedawać. Dlaczego więc kucyki?</text:p>
      <text:p text:style-name="P3"/>
      <text:p text:style-name="P2"><text:span text:style-name="T7">The L-Train: </text:span>A dlaczego nie? Historia Nightmare Moon jest świetnym materiałem na metalową operę symfoniczną i z pewnością nie mniej śmiesznym niż niektóre inne kawałki typu fantasy metal (słyszałeś kiedyś Rhapsody of Fire?). Zresztą większość moich fanów to bronies, a jest też i sporo utalentowanych osób, które mogą mi pomóc i współpracować ze mną. To całkiem fajne. :D</text:p>
      <text:p text:style-name="P3"/>
      <text:p text:style-name="P2"><text:span text:style-name="T7">SvM:</text:span> Tak, znam ten zespół. Uwielbiam zwłaszcza piosenki nagrywane z Christopherem Lee. Masz rację, Nightmare Moon jest świetnym motywem dla prawdziwej opery gotyckiej… takiej jak „Moonrise”.</text:p>
      <text:p text:style-name="P3"/>
      <text:p text:style-name="P2"><text:soft-page-break/>Kolejne pytanie brzmi łudząco podobnie do poprzedniego… czemu kucyki? Obaj jesteśmy w fandomie, więc naturalnym jest dla nas, że MLP może być mieszane i crossoverowane praktycznie ze wszystkim, ale dla kogoś obcego wydaje się to co najmniej dziwne. Co sądzisz o własnej wersji miksowania kucyków z metalem?</text:p>
      <text:p text:style-name="P3"/>
      <text:p text:style-name="P2"><text:span text:style-name="T7">L-T: </text:span>Przede wszystkim, tworzenie kucykowego metalu jako The L-Train miało początkowo być projektem pobocznym. Należę też do „poważnej” grupy muzycznej, gdzie gram na keyboardzie, a robiłem to lata przed nagrywaniem i wstawianiem muzyki do internetu. Druga sprawa jest taka, że ostatnimi czasy to właśnie kucyki mnie inspirowały, więc tworzenie muzyki z MLP jest całkiem logiczne… raczej. Poza tym twierdzę, że to, co robię, jest dość unikatowe – osobiście nie znam nikogo tworzącego opery symfoniczne w oparciu o show dla małych dzieci i nie wydaje mi się, by ktokolwiek robił to we współpracy z ludźmi z całego świata.</text:p>
      <text:p text:style-name="P3"/>
      <text:p text:style-name="P2"><text:span text:style-name="T7">SvM:</text:span> Hmm… nie jestem pewien, czy fandom Disney’a przypadkiem nie oferuje takich możliwości, ale… no nie wiem. Tylko zgaduję.</text:p>
      <text:p text:style-name="P3"/>
      <text:p text:style-name="P2">Inspiracje. Co Cię inspiruje, powoduje przypływ kreatywności?</text:p>
      <text:p text:style-name="P3"/>
      <text:p text:style-name="P2"><text:span text:style-name="T7">L-T:</text:span> Inspiracje? Przede wszystkim MLP, to oczywiste. Ostatnio czerpię też z paru dobrych fanartów (w tym fandomie jest wielu naprawdę utalentowanych ludzi!). Dodaj do tego masę innych dziwnych i cudownych rzeczy.</text:p>
      <text:p text:style-name="P2"/>
      <text:p text:style-name="P2"><text:span text:style-name="T7">SvM: </text:span>Do fandomu należy sporo niezłych gitarzystów, a nie da się ukryć, że jesteś jednym z lepszych. Czy to stanowi dla ciebie jakieś brzemię? Mam na myśli to, że gdy wydajesz nowy kawałek, wszyscy sądzą, że będzie to coś olśniewającego. Wielu artystów boi się, że im się nie uda.</text:p>
      <text:p text:style-name="P2"/>
      <text:p text:style-name="P2"><text:span text:style-name="T7">L-T:</text:span> Nie jest to żadne „brzemię” ani nic podobnego. W fandomie jest wielu gitarzystów, ale prawie żadnego ze stylem podobnym do mojego. Po prostu staram się pisać muzykę, która dla mnie brzmi dobrze.</text:p>
      <text:p text:style-name="P3"/>
      <text:p text:style-name="P2"><text:span text:style-name="T7">SvM:</text:span> OK, czas na bardziej interesujące pytania. Metal jest bardzo skomplikowanym i różnorodnym gatunkiem, często potrafi być też wyrafinowany. Wyraźnie widać, że wysoko celujesz, tworząc swoje kompozycje. Co chcesz osiągnąć w swojej karierze muzycznej? Czy chcesz być niczym, dajmy na to, Dave Murray, czy może ktoś inny jest Twym idolem?</text:p>
      <text:p text:style-name="P3"/>
      <text:p text:style-name="P2"><text:span text:style-name="T7">L-T:</text:span> Szczerze powiedziawszy, nie mam jakiegoś ustalonego celu. Chcę po prostu stworzyć jak najlepsze rzeczy i patrzeć, co się dzieje potem. </text:p>
      <text:p text:style-name="P3"/>
      <text:p text:style-name="P2"><text:span text:style-name="T7">SvM:</text:span> Twoja muzyka przepełniona jest romantycznością i konfliktami psychologicznymi. Dlaczego?</text:p>
      <text:p text:style-name="P3"/>
      <text:p text:style-name="P2"><text:span text:style-name="T7">T-L:</text:span> Cóż, najlepsza muzyka ma w sobie jakąś historię, a najlepsze historie uwzględniają dużo problemów i romansów. Dlatego staram się wrzucić tych wątków jak najwięcej.</text:p>
      <text:p text:style-name="P3"><text:soft-page-break/></text:p>
      <text:p text:style-name="P2"><text:span text:style-name="T7">SvM:</text:span> W zupełności się z Tobą zgadzam. Od czasu do czasu fabuła, historia znacznie bardziej zapada w pamięć niż sam utwór. Świetnym przykładem jest „Luna’s Rebellion” GatoPainta, gdzie mamy prosty motyw i świetny, wciągający wątek fabularny.</text:p>
      <text:p text:style-name="P3"/>
      <text:p text:style-name="P2">Czy sam wymyślasz historie do swoich kawałków? Są one może częścią Twojej własnej historii, fanfikcji itp.?</text:p>
      <text:p text:style-name="P3"/>
      <text:p text:style-name="P2"><text:span text:style-name="T7">L-T: </text:span>Stworzyłem parę utworów bazujących na historiach innych ludzi (np. „Mission: Implausible”, <text:a xlink:type="simple" xlink:href="https://www.youtube.com/watch?v=rviG5SnF3Vg" text:style-name="Internet_20_link" text:visited-style-name="Visited_20_Internet_20_Link">https</text:a><text:a xlink:type="simple" xlink:href="https://www.youtube.com/watch?v=rviG5SnF3Vg" text:style-name="Internet_20_link" text:visited-style-name="Visited_20_Internet_20_Link">://</text:a><text:a xlink:type="simple" xlink:href="https://www.youtube.com/watch?v=rviG5SnF3Vg" text:style-name="Internet_20_link" text:visited-style-name="Visited_20_Internet_20_Link">www</text:a><text:a xlink:type="simple" xlink:href="https://www.youtube.com/watch?v=rviG5SnF3Vg" text:style-name="Internet_20_link" text:visited-style-name="Visited_20_Internet_20_Link">.</text:a><text:a xlink:type="simple" xlink:href="https://www.youtube.com/watch?v=rviG5SnF3Vg" text:style-name="Internet_20_link" text:visited-style-name="Visited_20_Internet_20_Link">youtube</text:a><text:a xlink:type="simple" xlink:href="https://www.youtube.com/watch?v=rviG5SnF3Vg" text:style-name="Internet_20_link" text:visited-style-name="Visited_20_Internet_20_Link">.</text:a><text:a xlink:type="simple" xlink:href="https://www.youtube.com/watch?v=rviG5SnF3Vg" text:style-name="Internet_20_link" text:visited-style-name="Visited_20_Internet_20_Link">com</text:a><text:a xlink:type="simple" xlink:href="https://www.youtube.com/watch?v=rviG5SnF3Vg" text:style-name="Internet_20_link" text:visited-style-name="Visited_20_Internet_20_Link">/</text:a><text:a xlink:type="simple" xlink:href="https://www.youtube.com/watch?v=rviG5SnF3Vg" text:style-name="Internet_20_link" text:visited-style-name="Visited_20_Internet_20_Link">watch</text:a><text:a xlink:type="simple" xlink:href="https://www.youtube.com/watch?v=rviG5SnF3Vg" text:style-name="Internet_20_link" text:visited-style-name="Visited_20_Internet_20_Link">?</text:a><text:a xlink:type="simple" xlink:href="https://www.youtube.com/watch?v=rviG5SnF3Vg" text:style-name="Internet_20_link" text:visited-style-name="Visited_20_Internet_20_Link">v</text:a><text:a xlink:type="simple" xlink:href="https://www.youtube.com/watch?v=rviG5SnF3Vg" text:style-name="Internet_20_link" text:visited-style-name="Visited_20_Internet_20_Link">=</text:a><text:a xlink:type="simple" xlink:href="https://www.youtube.com/watch?v=rviG5SnF3Vg" text:style-name="Internet_20_link" text:visited-style-name="Visited_20_Internet_20_Link">rviG</text:a><text:a xlink:type="simple" xlink:href="https://www.youtube.com/watch?v=rviG5SnF3Vg" text:style-name="Internet_20_link" text:visited-style-name="Visited_20_Internet_20_Link">5</text:a><text:a xlink:type="simple" xlink:href="https://www.youtube.com/watch?v=rviG5SnF3Vg" text:style-name="Internet_20_link" text:visited-style-name="Visited_20_Internet_20_Link">SnF</text:a><text:a xlink:type="simple" xlink:href="https://www.youtube.com/watch?v=rviG5SnF3Vg" text:style-name="Internet_20_link" text:visited-style-name="Visited_20_Internet_20_Link">3</text:a><text:a xlink:type="simple" xlink:href="https://www.youtube.com/watch?v=rviG5SnF3Vg" text:style-name="Internet_20_link" text:visited-style-name="Visited_20_Internet_20_Link">Vg</text:a> ), ale większość piosenek bazuje na konkretnym motywie bądź postaci. Natomiast sama „historia” jest bardziej abstrakcyjna.</text:p>
      <text:p text:style-name="P3"/>
      <text:p text:style-name="P2"><text:span text:style-name="T7">SvM:</text:span> Mówiłeś o współpracy z bronies z całego świata. Najlepszym tego przykładem jest Twój flagowy utwór, „Moonrise”. Chcę o nim trochę porozmawiać.</text:p>
      <text:p text:style-name="P2"/>
      <text:p text:style-name="P2">„Moonrise” to największy projekt muzyczny w historii naszego fandomu. Aby go zaśpiewać, potrzebuję aż dziesięciu minut! Jak dużo czasu potrzebowałeś, by go skończyć?</text:p>
      <text:p text:style-name="P3"/>
      <text:p text:style-name="P2"><text:span text:style-name="T7">L-T:</text:span> Tworzenie „Moonrise” zajęło nam około osiem miesięcy, licząc od początku mojej pracy nad linią muzyczną i kończąc na dopracowywaniu nagrania. Aczkolwiek trzy ostatnie miesiące spędziłem głównie czekając, aż pozostali oddadzą swoje partie.</text:p>
      <text:p text:style-name="P3"/>
      <text:p text:style-name="P2"><text:span text:style-name="T7">SvM:</text:span> Miałeś kiedyś chwile słabości, chęci porzucenia lub unieważnienia projektu?</text:p>
      <text:p text:style-name="P3"/>
      <text:p text:style-name="P2"><text:span text:style-name="T7">L-T:</text:span> Nie, niezupełnie. Na szczęście miałem wsparcie swoich fanów i współpracowników, którzy z równym zapałem, co ja, chcieli ujrzeć „Moonrise” gotowym.</text:p>
      <text:p text:style-name="P3"/>
      <text:p text:style-name="P2"><text:span text:style-name="T7">SvM:</text:span> Która część „Moonrise” podoba Ci się najbardziej? Osobiście uwielbiam „Lunar March”, dzięki ciężkim riffom i świetnym, różnorakim fragmentom poświęconym gniewowi Luny (NMM). Każdy jest tu w stanie znaleźć coś dla siebie.</text:p>
      <text:p text:style-name="P3"/>
      <text:p text:style-name="P2"><text:span text:style-name="T7">L-T:</text:span> To tak jakbyś kazał mi wybrać moje ulubione dziecko. Gdybym miał wybierać, to zapewne byłaby to ostatnia scena, „Harmony Restored”. Po prostu uwielbiam, jak kompozycja i poszczególne elementy opery łączą się w całość.</text:p>
      <text:p text:style-name="P3"/>
      <text:p text:style-name="P2"><text:span text:style-name="T7">SvM:</text:span> „Moonrise” opowiada rozszerzoną historię Luny i Celestii. Kto jest autorem wszystkich szczegółów dotyczących ich relacji? Czy są to tylko słowa, czy może pochodzą z jakiegoś fanfika?</text:p>
      <text:p text:style-name="P3"/>
      <text:p text:style-name="P2"><text:span text:style-name="T7">L-T:</text:span> Głównie jest to mój headcanon, bazowany tylko i wyłącznie na jednym zdaniu w pierwszym epizodzie MLP. (Jeżeli w przyszłości zostanie to zanegowane przez serial, zawsze mogę powołać się na „Legitymację artysty”)</text:p>
      <text:p text:style-name="P3"/>
      <text:p text:style-name="P2"><text:soft-page-break/><text:span text:style-name="T7">SvM:</text:span> Zdaje mi się, że słyszę w „Moonrise” parę nutek nawiązujących do „Władcy Pierścieni”, a także „Tabular Bells” Mike’a Oldfielda. Czy jest to przypadkowy dodatek, czy może jednak trochę bazowałeś na tych utworach?</text:p>
      <text:p text:style-name="P3"/>
      <text:p text:style-name="P2"><text:span text:style-name="T7">L-T:</text:span> Nie, te nawiązania są kompletnie przypadkowe. (Nawiązując poniekąd do pytania: Miałem na YouTube pewnego komentatora, który starał się mnie przekonać, że skopiowałem intro do sceny trzeciej z „Death Note”. Bzdura! Nawet nie brzmią tak samo…)</text:p>
      <text:p text:style-name="P3"/>
      <text:p text:style-name="P2"><text:span text:style-name="T7">SvM:</text:span> Jaki jest Twój ulubiony kucyk i dlaczego? Tak, wiem, że to standardowe pytanie we wszystkich wywiadach z bronies.</text:p>
      <text:p text:style-name="P3"/>
      <text:p text:style-name="P2"><text:span text:style-name="T7">L-T:</text:span> Właściwie to nie mam ulubionego kucyka, ponieważ najlepsze części show wynikają z interakcji między postaciami. Rainbow Dash ma jednak najfajnieszą muzykę tła.</text:p>
      <text:p text:style-name="P3"/>
      <text:p text:style-name="P2"><text:span text:style-name="T7">SvM:</text:span> Zakładam, że masz na myśli np. muzykę towarzyszącą podczas odcinka Sonic Rainboom, kiedy leci za spadającą Rarity. Faktycznie świetne.</text:p>
      <text:p text:style-name="P3"/>
      <text:p text:style-name="P2">Jakie są reakcje reszty zespołu (tego „poważnego”) na to, że tworzysz muzykę kucykową?</text:p>
      <text:p text:style-name="P3"/>
      <text:p text:style-name="P2"><text:span text:style-name="T7">L-T:</text:span> Są tego świadomi, ale ich to nie obchodzi. Polubili za to moje Symphonic Metal Tributes.</text:p>
      <text:p text:style-name="P3"/>
      <text:p text:style-name="P2"><text:span text:style-name="T7">SvM:</text:span> Kto jest twoim ulubionym fandomowym piosenkarzem/muzykiem?</text:p>
      <text:p text:style-name="P3"/>
      <text:p text:style-name="P2"><text:span text:style-name="T7">L-T:</text:span> Wow, ciężki wybór. Ale jeśli miałbym wybrać swoich faworytów, to chyba zalicza się 4everfreebrony (a.k.a. Garrison Ullrich). To jeden z najbardziej utalentowanych piosenkarzy i autorów piosenek w fandomie; uwielbiam jego muzykę. Carbon Maestro również jest wspaniałym kompozytorem, a jego „Pony Empires” jest po prostu zbyt epickie.</text:p>
      <text:p text:style-name="P3"/>
      <text:p text:style-name="P2"><text:span text:style-name="T7">SvM</text:span>: Carbon Maestro jest swego rodzaju „monolitem” muzyki, świetną postacią. Miałem skromną nadzieję, że powiesz coś o jednym z polskich kompozytorów, np. Calestormie albo Nicolasie Dominique.</text:p>
      <text:p text:style-name="P3"/>
      <text:p text:style-name="P2">Czy możemy spodziewać się drugiego projektu na skalę „Moonrise”?</text:p>
      <text:p text:style-name="P3"/>
      <text:p text:style-name="P2"><text:span text:style-name="T7">L-T:</text:span> Aktualnie pracuję nad paroma różnymi projektami. Kilka utworów z jednego z nich, „Gitaroo is Magic”, można było usłyszeć już wcześniej (<text:a xlink:type="simple" xlink:href="https://www.youtube.com/playlist?list=PL4bMKzIZi4mugUPKfEja3YSTj3_mVzXzo" text:style-name="Internet_20_link" text:visited-style-name="Visited_20_Internet_20_Link">https</text:a><text:a xlink:type="simple" xlink:href="https://www.youtube.com/playlist?list=PL4bMKzIZi4mugUPKfEja3YSTj3_mVzXzo" text:style-name="Internet_20_link" text:visited-style-name="Visited_20_Internet_20_Link">://</text:a><text:a xlink:type="simple" xlink:href="https://www.youtube.com/playlist?list=PL4bMKzIZi4mugUPKfEja3YSTj3_mVzXzo" text:style-name="Internet_20_link" text:visited-style-name="Visited_20_Internet_20_Link">www</text:a><text:a xlink:type="simple" xlink:href="https://www.youtube.com/playlist?list=PL4bMKzIZi4mugUPKfEja3YSTj3_mVzXzo" text:style-name="Internet_20_link" text:visited-style-name="Visited_20_Internet_20_Link">.</text:a><text:a xlink:type="simple" xlink:href="https://www.youtube.com/playlist?list=PL4bMKzIZi4mugUPKfEja3YSTj3_mVzXzo" text:style-name="Internet_20_link" text:visited-style-name="Visited_20_Internet_20_Link">youtube</text:a><text:a xlink:type="simple" xlink:href="https://www.youtube.com/playlist?list=PL4bMKzIZi4mugUPKfEja3YSTj3_mVzXzo" text:style-name="Internet_20_link" text:visited-style-name="Visited_20_Internet_20_Link">.</text:a><text:a xlink:type="simple" xlink:href="https://www.youtube.com/playlist?list=PL4bMKzIZi4mugUPKfEja3YSTj3_mVzXzo" text:style-name="Internet_20_link" text:visited-style-name="Visited_20_Internet_20_Link">com</text:a><text:a xlink:type="simple" xlink:href="https://www.youtube.com/playlist?list=PL4bMKzIZi4mugUPKfEja3YSTj3_mVzXzo" text:style-name="Internet_20_link" text:visited-style-name="Visited_20_Internet_20_Link">/</text:a><text:a xlink:type="simple" xlink:href="https://www.youtube.com/playlist?list=PL4bMKzIZi4mugUPKfEja3YSTj3_mVzXzo" text:style-name="Internet_20_link" text:visited-style-name="Visited_20_Internet_20_Link">playlist</text:a><text:a xlink:type="simple" xlink:href="https://www.youtube.com/playlist?list=PL4bMKzIZi4mugUPKfEja3YSTj3_mVzXzo" text:style-name="Internet_20_link" text:visited-style-name="Visited_20_Internet_20_Link">?</text:a><text:a xlink:type="simple" xlink:href="https://www.youtube.com/playlist?list=PL4bMKzIZi4mugUPKfEja3YSTj3_mVzXzo" text:style-name="Internet_20_link" text:visited-style-name="Visited_20_Internet_20_Link">list</text:a><text:a xlink:type="simple" xlink:href="https://www.youtube.com/playlist?list=PL4bMKzIZi4mugUPKfEja3YSTj3_mVzXzo" text:style-name="Internet_20_link" text:visited-style-name="Visited_20_Internet_20_Link">=</text:a><text:a xlink:type="simple" xlink:href="https://www.youtube.com/playlist?list=PL4bMKzIZi4mugUPKfEja3YSTj3_mVzXzo" text:style-name="Internet_20_link" text:visited-style-name="Visited_20_Internet_20_Link">PL</text:a><text:a xlink:type="simple" xlink:href="https://www.youtube.com/playlist?list=PL4bMKzIZi4mugUPKfEja3YSTj3_mVzXzo" text:style-name="Internet_20_link" text:visited-style-name="Visited_20_Internet_20_Link">4</text:a><text:a xlink:type="simple" xlink:href="https://www.youtube.com/playlist?list=PL4bMKzIZi4mugUPKfEja3YSTj3_mVzXzo" text:style-name="Internet_20_link" text:visited-style-name="Visited_20_Internet_20_Link">bMKzIZi</text:a><text:a xlink:type="simple" xlink:href="https://www.youtube.com/playlist?list=PL4bMKzIZi4mugUPKfEja3YSTj3_mVzXzo" text:style-name="Internet_20_link" text:visited-style-name="Visited_20_Internet_20_Link">4</text:a><text:a xlink:type="simple" xlink:href="https://www.youtube.com/playlist?list=PL4bMKzIZi4mugUPKfEja3YSTj3_mVzXzo" text:style-name="Internet_20_link" text:visited-style-name="Visited_20_Internet_20_Link">mugUPKfEja</text:a><text:a xlink:type="simple" xlink:href="https://www.youtube.com/playlist?list=PL4bMKzIZi4mugUPKfEja3YSTj3_mVzXzo" text:style-name="Internet_20_link" text:visited-style-name="Visited_20_Internet_20_Link">3</text:a><text:a xlink:type="simple" xlink:href="https://www.youtube.com/playlist?list=PL4bMKzIZi4mugUPKfEja3YSTj3_mVzXzo" text:style-name="Internet_20_link" text:visited-style-name="Visited_20_Internet_20_Link">YSTj</text:a><text:a xlink:type="simple" xlink:href="https://www.youtube.com/playlist?list=PL4bMKzIZi4mugUPKfEja3YSTj3_mVzXzo" text:style-name="Internet_20_link" text:visited-style-name="Visited_20_Internet_20_Link">3_</text:a><text:a xlink:type="simple" xlink:href="https://www.youtube.com/playlist?list=PL4bMKzIZi4mugUPKfEja3YSTj3_mVzXzo" text:style-name="Internet_20_link" text:visited-style-name="Visited_20_Internet_20_Link">mVzXzo</text:a>). Generalnie rzecz ujmując, jest to moja własna ponyfikacja starej gry na PS2, „Gitaroo Man”, a także powód, by pograć sobie na gitarze i popracować z paczką utalentowanych ludzi z całego fandomu. Aktualnie pracuję nad kilkoma kolejnymi utworami do tej paczki.</text:p>
      <text:p text:style-name="P3"><text:span text:style-name="T3"/></text:p>
      <text:p text:style-name="P2">Co do kolejnej metalowej opery symfonicznej: na pewno chcę to kiedyś powtórzyć. Kwestią najtrudniejszą jest znalezienie odpowiedniej historii do opowiedzenia. Jest paru oczywistych kandydatów, ale żadna z historii nie wywarła na mnie większego wrażenia. Mam jednak parę <text:soft-page-break/>pomysłów… być może zacznę już w przyszłym roku. Bądźcie czujni, będę potrzebował wielu wokalistów i innego typu muzyków!</text:p>
      <text:p text:style-name="P3"/>
      <text:p text:style-name="P2"><text:span text:style-name="T7">SvM:</text:span> Po usłyszeniu wielu piosenek z show czy Rainbow Rocks, zwykliśmy mawiać na naszych ponymeetach: „Okej, było fajnie, ale czekam na metalowy cover”. Więc… czy planujesz jakieś nowe covery czwartego sezonu albo Rainbow Rocks? „Battle of the Bands” byłoby świetne! Teraz mamy tylko oryginał i hard-rockową wersję Draconequusa… nie najlepszą, będąc szczerym. Chciałbym za to usłyszeć epicko-gotycką wersję metalową u Ciebie, GatoPainta czy nawet Forest Raina.</text:p>
      <text:p text:style-name="P3"/>
      <text:p text:style-name="P2"><text:span text:style-name="T7">L-T: </text:span>Właściwie to bardzo lubiłem „Bitwę” w wersji Draconequusa. Poza tym jest też parę wytycznych, których staram się trzymać, kiedy wybieram piosenkę do coverowania… nie lubię tworzyć coverów dla samego tworzenia, musi być w tym coś unikatowego i interesującego. To jest główny powód tego, że do tej pory nie przerobiłem danego utworu. Większość kawałków (a może i wszystkie) nie mają w sobie tego „czegoś”, co pozwoliłoby na dobrą przeróbkę. To samo zresztą tyczy się piosenek fandomowych, takich jak „Nightmare Night” czy „Pegasus Device”, o których cover proszono mnie już nieraz.</text:p>
      <text:p text:style-name="P3"/>
      <text:p text:style-name="P2"><text:span text:style-name="T1">Być może</text:span> uda mi się stworzyć coś związanego z EqG:RR. Może.</text:p>
      <text:p text:style-name="P3"/>
      <text:p text:style-name="P2"><text:span text:style-name="T7">SvM:</text:span> Czy masz jakieś wskazówki dla świeżaków w broniackiej muzyce? Słyszałem o wielu ludziach próbujących stworzyć zespoły, choć w Polsce nie ma chyba nikogo.</text:p>
      <text:p text:style-name="P3"/>
      <text:p text:style-name="P2"><text:span text:style-name="T7">L-T: </text:span>Nie jestem pewien, czy mogę dać jakieś dobre wskazówki nowicjuszom. Sam słyszałem tylko o nielicznych, faktycznych „zespołach” (nie wliczając solowych artystów, którzy raz na jakiś czas stworzą collaba), jak np. Equestrian Lord… ale chyba wygląda na to, że się rozpadli? (Zdaje mi się, że jeden z ich członków odszedł. Myślę też, że nie mieli żadnego „żywego” perkusisty). Nie jestem pewien, czy granie w zespole fandomowym faktycznie ma sens, biorąc pod uwagę to, jak rozrzucona po świecie jest ich publiczność. To czyni koncerty „nieco” trudnymi, a społeczeństwo broniackiego rocku/metalu jest raczej znikome. Więc… taa, nie wiem, jaką miałbym dać radę.</text:p>
      <text:p text:style-name="P3"/>
      <text:p text:style-name="P2"><text:span text:style-name="T7">SvM:</text:span> Który Twój kawałek podoba Ci się najbardziej i dlaczego?</text:p>
      <text:p text:style-name="P3"/>
      <text:p text:style-name="P2"><text:span text:style-name="T7">L-T:</text:span> Nie mam żadnego faworyta. No, może „Moonrise”. (Scena 7, jeśli naprawdę chcesz wiedzieć).</text:p>
      <text:p text:style-name="P3"/>
      <text:p text:style-name="P2"><text:span text:style-name="T7">SvM:</text:span> Czy miałeś kiedyś coś w rodzaju „muzycznego commisiona”? Przykładowo, chcę Ci zapłacić za skomponowanie i nagranie piosenki. Co myślisz o takim sposobie na biznes?</text:p>
      <text:p text:style-name="P3"/>
      <text:p text:style-name="P2"><text:span text:style-name="T7">L-T:</text:span> Nie, nigdy nie wykonywałem muzycznych commisionów i prawdopodobnie nigdy nie będę. Tworzenie kucykowego metalu jest dla mnie tylko i wyłącznie hobby. Mam pracę, która doskonale pokrywa moje rachunki, a muzykę tworzę przede wszystkim dla zabawy. Mam wrażenie, że jak tylko zacznę przyjmować zamówienia i będę zmuszony do zrobienia czegoś, <text:soft-page-break/>co chcą ludzie, będę musiał mieć do czynienia z wymaganiami i deadline’ami… a muzyka przestanie wreszcie być zabawą. (Nie, żebym miał coś do takiego pomysłu. Po prostu sam nie chcę w tym uczestniczyć).</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2-09T02:33:40.764000000</dc:date>
    <meta:editing-duration>PT35M45S</meta:editing-duration>
    <meta:document-statistic meta:table-count="0" meta:image-count="0" meta:object-count="0" meta:page-count="6" meta:paragraph-count="63" meta:word-count="1773" meta:character-count="12717" meta:non-whitespace-character-count="11005"/>
  </office:meta>
</office:document-meta>
</file>